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WenQuanYi Micro Hei1" svg:font-family="'WenQuanYi Micro Hei'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5.092cm"/>
    </style:style>
    <style:style style:name="co6" style:family="table-column">
      <style:table-column-properties fo:break-before="auto" style:column-width="3.403cm"/>
    </style:style>
    <style:style style:name="co7" style:family="table-column">
      <style:table-column-properties fo:break-before="auto" style:column-width="4.221cm"/>
    </style:style>
    <style:style style:name="co8" style:family="table-column">
      <style:table-column-properties fo:break-before="auto" style:column-width="4.983cm"/>
    </style:style>
    <style:style style:name="co9" style:family="table-column">
      <style:table-column-properties fo:break-before="auto" style:column-width="2.014cm"/>
    </style:style>
    <style:style style:name="co10" style:family="table-column">
      <style:table-column-properties fo:break-before="auto" style:column-width="2.586cm"/>
    </style:style>
    <style:style style:name="co11" style:family="table-column">
      <style:table-column-properties fo:break-before="auto" style:column-width="1.988cm"/>
    </style:style>
    <style:style style:name="co12" style:family="table-column">
      <style:table-column-properties fo:break-before="auto" style:column-width="4.792cm"/>
    </style:style>
    <style:style style:name="co13" style:family="table-column">
      <style:table-column-properties fo:break-before="auto" style:column-width="4.438cm"/>
    </style:style>
    <style:style style:name="co14" style:family="table-column">
      <style:table-column-properties fo:break-before="auto" style:column-width="2.15cm"/>
    </style:style>
    <style:style style:name="co15" style:family="table-column">
      <style:table-column-properties fo:break-before="auto" style:column-width="2.286cm"/>
    </style:style>
    <style:style style:name="co16" style:family="table-column">
      <style:table-column-properties fo:break-before="auto" style:column-width="7.244cm"/>
    </style:style>
    <style:style style:name="co17" style:family="table-column">
      <style:table-column-properties fo:break-before="auto" style:column-width="3.24cm"/>
    </style:style>
    <style:style style:name="co18" style:family="table-column">
      <style:table-column-properties fo:break-before="auto" style:column-width="3.161cm"/>
    </style:style>
    <style:style style:name="co19" style:family="table-column">
      <style:table-column-properties fo:break-before="auto" style:column-width="3.328cm"/>
    </style:style>
    <style:style style:name="co20" style:family="table-column">
      <style:table-column-properties fo:break-before="auto" style:column-width="2.741cm"/>
    </style:style>
    <style:style style:name="co21" style:family="table-column">
      <style:table-column-properties fo:break-before="auto" style:column-width="1.314cm"/>
    </style:style>
    <style:style style:name="co22" style:family="table-column">
      <style:table-column-properties fo:break-before="auto" style:column-width="6.322cm"/>
    </style:style>
    <style:style style:name="co23" style:family="table-column">
      <style:table-column-properties fo:break-before="auto" style:column-width="2.993cm"/>
    </style:style>
    <style:style style:name="co24" style:family="table-column">
      <style:table-column-properties fo:break-before="auto" style:column-width="2.656cm"/>
    </style:style>
    <style:style style:name="co25" style:family="table-column">
      <style:table-column-properties fo:break-before="auto" style:column-width="2.88cm"/>
    </style:style>
    <style:style style:name="co26" style:family="table-column">
      <style:table-column-properties fo:break-before="auto" style:column-width="1.566cm"/>
    </style:style>
    <style:style style:name="co27" style:family="table-column">
      <style:table-column-properties fo:break-before="auto" style:column-width="2.154cm"/>
    </style:style>
    <style:style style:name="co28" style:family="table-column">
      <style:table-column-properties fo:break-before="auto" style:column-width="2.574cm"/>
    </style:style>
    <style:style style:name="co29" style:family="table-column">
      <style:table-column-properties fo:break-before="auto" style:column-width="1.774cm"/>
    </style:style>
    <style:style style:name="ro1" style:family="table-row">
      <style:table-row-properties style:row-height="1.263cm" fo:break-before="auto" style:use-optimal-row-height="fals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0.631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0.49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Calibri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Calibri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Calibri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Calibri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font-name="Calibri"/>
    </style:style>
    <style:style style:name="ce6" style:family="table-cell" style:parent-style-name="Default">
      <style:text-properties style:font-name="Calibri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font-name="Calibri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font-name="Calibri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Calibri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Calibri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font-name="Calibri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512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font-name="Calibri"/>
    </style:style>
    <style:style style:name="ce13" style:family="table-cell" style:parent-style-name="Default" style:data-style-name="N512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font-name="Calibri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Calibr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a" style:font-name="Calibri" fo:font-size="10pt" fo:font-weight="bold" style:font-name-asian="Calibri1" style:font-size-asian="10pt" style:language-asian="ar" style:country-asian="SA" style:font-weight-asian="bold" style:font-name-complex="WenQuanYi Micro Hei1" style:font-size-complex="10pt" style:language-complex="en" style:country-complex="US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a" style:font-name="Calibri" fo:font-size="14pt" fo:font-weight="bold" style:font-name-asian="Calibri1" style:font-size-asian="14pt" style:language-asian="ar" style:country-asian="SA" style:font-weight-asian="bold" style:font-name-complex="WenQuanYi Micro Hei1" style:font-size-complex="14pt" style:language-complex="en" style:country-complex="US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a" style:font-name="Calibri" fo:font-size="10pt" fo:font-weight="bold" style:font-name-asian="Calibri1" style:font-size-asian="10pt" style:language-asian="ar" style:country-asian="SA" style:font-weight-asian="bold" style:font-name-complex="WenQuanYi Micro Hei1" style:font-size-complex="10pt" style:language-complex="en" style:country-complex="US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Calibri" fo:font-weight="bold" style:font-weight-asian="bold" style:font-weight-complex="bold"/>
    </style:style>
    <style:style style:name="ce1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a" style:font-name="Calibri" fo:font-size="14pt" fo:font-weight="bold" style:font-name-asian="Calibri1" style:font-size-asian="14pt" style:language-asian="ar" style:country-asian="SA" style:font-weight-asian="bold" style:font-name-complex="WenQuanYi Micro Hei1" style:font-size-complex="14pt" style:language-complex="en" style:country-complex="US" style:font-weight-complex="bold"/>
    </style:style>
    <style:style style:name="ce20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a" style:font-name="Calibri" fo:font-size="10pt" fo:font-weight="bold" style:font-name-asian="Calibri1" style:font-size-asian="10pt" style:language-asian="ar" style:country-asian="SA" style:font-weight-asian="bold" style:font-name-complex="WenQuanYi Micro Hei1" style:font-size-complex="10pt" style:language-complex="en" style:country-complex="US" style:font-weight-complex="bold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a" style:font-name="Calibri" fo:font-size="10pt" fo:font-weight="bold" style:font-name-asian="Calibri1" style:font-size-asian="10pt" style:language-asian="ar" style:country-asian="SA" style:font-weight-asian="bold" style:font-name-complex="WenQuanYi Micro Hei1" style:font-size-complex="10pt" style:language-complex="en" style:country-complex="US" style:font-weight-complex="bold"/>
    </style:style>
    <style:style style:name="ce22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Calibri"/>
    </style:style>
    <style:style style:name="ce23" style:family="table-cell" style:parent-style-name="Default" style:data-style-name="N2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font-name="Calibri"/>
    </style:style>
    <style:style style:name="ce24" style:family="table-cell" style:parent-style-name="Default" style:data-style-name="N2">
      <style:table-cell-properties style:glyph-orientation-vertical="0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Calibri"/>
    </style:style>
    <style:style style:name="ce2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font-name="Calibri"/>
    </style:style>
    <style:style style:name="ce2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font-name="Calibri"/>
    </style:style>
    <style:style style:name="ce27" style:family="table-cell" style:parent-style-name="Default" style:data-style-name="N500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font-name="Calibri"/>
    </style:style>
    <style:style style:name="ce28" style:family="table-cell" style:parent-style-name="Default" style:data-style-name="N500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font-name="Calibri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Calibri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138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font-name="Calibri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Calibri"/>
    </style:style>
    <style:style style:name="ce32" style:family="table-cell" style:parent-style-name="Default" style:data-style-name="N13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a" style:font-name="Calibri" fo:font-size="14pt" fo:font-weight="bold" style:font-name-asian="Calibri1" style:font-size-asian="14pt" style:language-asian="ar" style:country-asian="SA" style:font-weight-asian="bold" style:font-name-complex="WenQuanYi Micro Hei1" style:font-size-complex="14pt" style:language-complex="en" style:country-complex="US" style:font-weight-complex="bold"/>
    </style:style>
    <style:style style:name="ce33" style:family="table-cell" style:parent-style-name="Default" style:data-style-name="N13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a" style:font-name="Calibri" fo:font-size="10pt" fo:font-weight="bold" style:font-name-asian="Calibri1" style:font-size-asian="10pt" style:language-asian="ar" style:country-asian="SA" style:font-weight-asian="bold" style:font-name-complex="WenQuanYi Micro Hei1" style:font-size-complex="10pt" style:language-complex="en" style:country-complex="US" style:font-weight-complex="bold"/>
    </style:style>
    <style:style style:name="ce34" style:family="table-cell" style:parent-style-name="Default" style:data-style-name="N138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a" style:font-name="Calibri" fo:font-size="10pt" fo:font-weight="bold" style:font-name-asian="Calibri1" style:font-size-asian="10pt" style:language-asian="ar" style:country-asian="SA" style:font-weight-asian="bold" style:font-name-complex="WenQuanYi Micro Hei1" style:font-size-complex="10pt" style:language-complex="en" style:country-complex="US" style:font-weight-complex="bold"/>
    </style:style>
    <style:style style:name="ce35" style:family="table-cell" style:parent-style-name="Default" style:data-style-name="N138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Calibri"/>
    </style:style>
    <style:style style:name="ce36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font-name="Calibri"/>
    </style:style>
    <style:style style:name="ce37" style:family="table-cell" style:parent-style-name="Default" style:data-style-name="N13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font-name="Calibri"/>
    </style:style>
    <style:style style:name="ce38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font-name="Calibri"/>
    </style:style>
    <style:style style:name="ce39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font-name="Calibri"/>
    </style:style>
    <style:style style:name="ce40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font-name="Calibri"/>
    </style:style>
    <style:style style:name="ce4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font-name="Calibri"/>
    </style:style>
    <style:style style:name="ce42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font-name="Calibri"/>
    </style:style>
    <style:style style:name="ce4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font-name="Calibri"/>
    </style:style>
    <style:style style:name="ce44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font-name="Calibri"/>
    </style:style>
    <style:style style:name="ce4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font-name="Calibri"/>
    </style:style>
    <style:style style:name="ce4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font-name="Calibri"/>
    </style:style>
    <style:style style:name="ce47" style:family="table-cell" style:parent-style-name="Default">
      <style:table-cell-properties fo:background-color="transparent"/>
      <style:text-properties style:font-name="Calibri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transparent"/>
      <style:text-properties style:font-name="Calibri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ackground-color="transparent"/>
      <style:text-properties style:use-window-font-color="true" style:font-name="Calibri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22"/>
        <table:table-column table:style-name="co10" table:default-cell-style-name="ce22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35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6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6" table:default-cell-style-name="ce9"/>
        <table:table-column table:style-name="co27" table:default-cell-style-name="ce9"/>
        <table:table-column table:style-name="co20" table:number-columns-repeated="2" table:default-cell-style-name="ce9"/>
        <table:table-column table:style-name="co29" table:number-columns-repeated="990" table:default-cell-style-name="ce6"/>
        <table:table-column table:style-name="co29" table:default-cell-style-name="Default"/>
        <table:table-row table:style-name="ro1">
          <table:table-cell table:style-name="ce1" office:value-type="string" table:number-columns-spanned="8" table:number-rows-spanned="1">
            <text:p><text:a xlink:href="python://get_cate_type()" xlink:type="simple">Title</text:a> </text:p>
          </table:table-cell>
          <table:covered-table-cell table:number-columns-repeated="6" table:style-name="ce10"/>
          <table:covered-table-cell table:style-name="ce16"/>
          <table:table-cell table:style-name="ce19" table:number-columns-repeated="2"/>
          <table:table-cell table:style-name="ce10"/>
          <table:table-cell table:style-name="ce16" table:number-columns-repeated="2"/>
          <table:table-cell table:style-name="ce32"/>
          <table:table-cell table:style-name="ce16"/>
          <table:table-cell table:style-name="ce10" table:number-columns-repeated="18"/>
          <table:table-cell table:style-name="ce47" table:number-columns-repeated="989"/>
          <table:table-cell table:number-columns-repeated="2"/>
        </table:table-row>
        <table:table-row table:style-name="ro2">
          <table:table-cell table:style-name="ce2" office:value-type="string" table:number-columns-spanned="4" table:number-rows-spanned="1">
            <text:p>V.V.TITANIUM PIGMENTS PRIVATE LIMITED</text:p>
          </table:table-cell>
          <table:covered-table-cell table:number-columns-repeated="3" table:style-name="ce11"/>
          <table:table-cell table:style-name="ce14" table:number-columns-repeated="3"/>
          <table:table-cell table:style-name="ce17"/>
          <table:table-cell table:style-name="ce20" table:number-columns-repeated="2"/>
          <table:table-cell table:style-name="ce14"/>
          <table:table-cell table:style-name="ce17" table:number-columns-repeated="2"/>
          <table:table-cell table:style-name="ce33"/>
          <table:table-cell table:style-name="ce17"/>
          <table:table-cell table:style-name="ce14" table:number-columns-repeated="18"/>
          <table:table-cell table:style-name="ce48" table:number-columns-repeated="989"/>
          <table:table-cell table:number-columns-repeated="2"/>
        </table:table-row>
        <table:table-row table:style-name="ro2">
          <table:table-cell table:style-name="ce2" office:value-type="string" table:number-columns-spanned="4" table:number-rows-spanned="1">
            <text:p>Thoothukudi ECC.ADDCV7723PEM001</text:p>
          </table:table-cell>
          <table:covered-table-cell table:number-columns-repeated="3" table:style-name="ce11"/>
          <table:table-cell table:style-name="ce14" table:number-columns-repeated="3"/>
          <table:table-cell table:style-name="ce17"/>
          <table:table-cell table:style-name="ce20" table:number-columns-repeated="2"/>
          <table:table-cell table:style-name="ce14"/>
          <table:table-cell table:style-name="ce17" table:number-columns-repeated="2"/>
          <table:table-cell table:style-name="ce33"/>
          <table:table-cell table:style-name="ce17"/>
          <table:table-cell table:style-name="ce14" table:number-columns-repeated="18"/>
          <table:table-cell table:style-name="ce48" table:number-columns-repeated="989"/>
          <table:table-cell table:number-columns-repeated="2"/>
        </table:table-row>
        <table:table-row table:style-name="ro3">
          <table:table-cell table:style-name="ce2" office:value-type="string" table:number-columns-spanned="4" table:number-rows-spanned="1">
            <text:p>Period: <text:a xlink:href="python://get_date_from()" xlink:type="simple">date from</text:a> - <text:s/><text:a xlink:href="python://get_date_to()" xlink:type="simple">date to</text:a></text:p>
          </table:table-cell>
          <table:covered-table-cell table:number-columns-repeated="3" table:style-name="ce11"/>
          <table:table-cell table:style-name="ce14" table:number-columns-repeated="3"/>
          <table:table-cell table:style-name="ce17"/>
          <table:table-cell table:style-name="ce20" table:number-columns-repeated="2"/>
          <table:table-cell table:style-name="ce14"/>
          <table:table-cell table:style-name="ce17" table:number-columns-repeated="2"/>
          <table:table-cell table:style-name="ce33"/>
          <table:table-cell table:style-name="ce17"/>
          <table:table-cell table:style-name="ce14" table:number-columns-repeated="18"/>
          <table:table-cell table:style-name="ce48" table:number-columns-repeated="989"/>
          <table:table-cell table:number-columns-repeated="2"/>
        </table:table-row>
        <table:table-row table:style-name="ro4">
          <table:table-cell table:style-name="ce3" office:value-type="string">
            <text:p>Sl No.</text:p>
          </table:table-cell>
          <table:table-cell table:style-name="ce3" office:value-type="string">
            <text:p>Doc Type</text:p>
          </table:table-cell>
          <table:table-cell table:style-name="ce3" office:value-type="string">
            <text:p>Invoice No</text:p>
          </table:table-cell>
          <table:table-cell table:style-name="ce3" office:value-type="string">
            <text:p>Ex. Invoice Dt.</text:p>
          </table:table-cell>
          <table:table-cell table:style-name="ce3" office:value-type="string">
            <text:p>Supplier</text:p>
          </table:table-cell>
          <table:table-cell table:style-name="ce3" office:value-type="string">
            <text:p>Supplier Type</text:p>
          </table:table-cell>
          <table:table-cell table:style-name="ce15" office:value-type="string">
            <text:p>Inputs Received Dt.</text:p>
          </table:table-cell>
          <table:table-cell table:style-name="ce3" office:value-type="string">
            <text:p>Supplier's ECC No.</text:p>
          </table:table-cell>
          <table:table-cell table:style-name="ce21" office:value-type="string">
            <text:p>Value</text:p>
          </table:table-cell>
          <table:table-cell table:style-name="ce21" office:value-type="string">
            <text:p>Cenvat</text:p>
          </table:table-cell>
          <table:table-cell table:style-name="ce29" office:value-type="string">
            <text:p>AED</text:p>
          </table:table-cell>
          <table:table-cell table:style-name="ce15" office:value-type="string">
            <text:p>Main Item Desc</text:p>
          </table:table-cell>
          <table:table-cell table:style-name="ce15" office:value-type="string">
            <text:p>Main Item Chapter Id</text:p>
          </table:table-cell>
          <table:table-cell table:style-name="ce34" office:value-type="string">
            <text:p>Quantity</text:p>
          </table:table-cell>
          <table:table-cell table:style-name="ce15" office:value-type="string">
            <text:p>UOM</text:p>
          </table:table-cell>
          <table:table-cell table:style-name="ce14" table:number-columns-repeated="18"/>
          <table:table-cell table:style-name="ce48" table:number-columns-repeated="989"/>
          <table:table-cell table:number-columns-repeated="2"/>
        </table:table-row>
        <table:table-row-group>
          <table:table-row-group>
            <table:table-row-group>
              <table:table-row table:style-name="ro5">
                <table:table-cell table:style-name="ce4" office:value-type="string">
                  <text:p><text:a xlink:href="python://for%20each=%22seq,line%20in%20enumerate(get_invoice())%22" xlink:type="simple">for</text:a></text:p>
                </table:table-cell>
                <table:table-cell/>
                <table:table-cell table:style-name="ce12"/>
                <table:table-cell table:number-columns-repeated="6"/>
                <table:table-cell table:style-name="ce27"/>
                <table:table-cell table:number-columns-repeated="10"/>
                <table:table-cell table:style-name="ce38"/>
                <table:table-cell/>
                <table:table-cell table:style-name="ce41" table:number-columns-repeated="2"/>
                <table:table-cell table:style-name="ce46"/>
                <table:table-cell table:style-name="ce41"/>
                <table:table-cell table:style-name="ce46" table:number-columns-repeated="4"/>
                <table:table-cell/>
                <table:table-cell table:style-name="ce41"/>
                <table:table-cell table:number-columns-repeated="992"/>
              </table:table-row>
              <table:table-row table:style-name="ro6">
                <table:table-cell table:style-name="ce5" office:value-type="string">
                  <text:p><text:a xlink:href="python://seq+1" xlink:type="simple">seq</text:a></text:p>
                </table:table-cell>
                <table:table-cell table:style-name="ce5" office:value-type="string">
                  <text:p><text:a xlink:href="python://get_document_type(line.invoice_id) or ''" xlink:type="simple">invoice</text:a></text:p>
                </table:table-cell>
                <table:table-cell table:style-name="ce5" office:value-type="string">
                  <text:p><text:a xlink:href="python://line.invoice_id.bill_number" xlink:type="simple">billno</text:a> </text:p>
                </table:table-cell>
                <table:table-cell table:style-name="ce5" office:value-type="string">
                  <text:p><text:a xlink:href="python://convert_date(line.invoice_id.bill_date%20or%20'')%20or%20''" xlink:type="simple">billdate</text:a></text:p>
                </table:table-cell>
                <table:table-cell table:style-name="ce5" office:value-type="string">
                  <text:p><text:a xlink:href="python://line.invoice_id.partner_id%20and%20line.invoice_id.partner_id.name%20or%20''" xlink:type="simple">sup name</text:a></text:p>
                </table:table-cell>
                <table:table-cell table:style-name="ce5" office:value-type="string">
                  <text:p><text:a xlink:href="python://line.invoice_id.partner_id%20and%20line.invoice_id.partner_id.vendor_type%20or''" xlink:type="simple">sup type</text:a></text:p>
                </table:table-cell>
                <table:table-cell table:style-name="ce5" office:value-type="string">
                  <text:p><text:a xlink:href="python://get_grn_date(line.invoice_id)%20or%20''" xlink:type="simple">grn_date</text:a></text:p>
                </table:table-cell>
                <table:table-cell table:style-name="ce5" office:value-type="string">
                  <text:p><text:a xlink:href="python://line.invoice_id.partner_id%20and%20line.invoice_id.partner_id.ecc%20or%20''" xlink:type="simple">ecc</text:a></text:p>
                </table:table-cell>
                <table:table-cell table:style-name="ce23" office:value-type="string">
                  <text:p><text:a xlink:href="python://(line.quantity*line.price_unit)%20or%200" xlink:type="simple">value</text:a></text:p>
                </table:table-cell>
                <table:table-cell table:style-name="ce23" office:value-type="string">
                  <text:p><text:a xlink:href="python://line.invoice_id.excise_duty%20or%20''" xlink:type="simple">ed amount</text:a></text:p>
                </table:table-cell>
                <table:table-cell table:style-name="ce30" office:value-type="string">
                  <text:p><text:a xlink:href="python://line.aed_id_1%20or%20''" xlink:type="simple">qty</text:a></text:p>
                </table:table-cell>
                <table:table-cell table:style-name="ce31" office:value-type="string">
                  <text:p><text:a xlink:href="python://line.product_id%20and%20line.product_id.name_template%20or%20''" xlink:type="simple">product description</text:a></text:p>
                </table:table-cell>
                <table:table-cell table:style-name="ce31" office:value-type="string">
                  <text:p><text:a xlink:href="python://line.product_id%20and%20line.product_id.chapter%20or%20''" xlink:type="simple">chapter</text:a></text:p>
                </table:table-cell>
                <table:table-cell table:style-name="ce30" office:value-type="string">
                  <text:p><text:a xlink:href="python://line.quantity%20or%200" xlink:type="simple">qty</text:a></text:p>
                </table:table-cell>
                <table:table-cell table:style-name="ce5" office:value-type="string">
                  <text:p><text:a xlink:href="python://line.uos_id%20and%20line.uos_id.name%20or%20''" xlink:type="simple">uos</text:a></text:p>
                </table:table-cell>
                <table:table-cell table:number-columns-repeated="1009"/>
              </table:table-row>
              <table:table-row table:style-name="ro5">
                <table:table-cell table:style-name="ce4" office:value-type="string">
                  <text:p><text:a xlink:href="python:///for" xlink:type="simple">end for</text:a></text:p>
                </table:table-cell>
                <table:table-cell/>
                <table:table-cell table:style-name="ce12"/>
                <table:table-cell table:number-columns-repeated="6"/>
                <table:table-cell table:style-name="ce27"/>
                <table:table-cell table:number-columns-repeated="10"/>
                <table:table-cell table:style-name="ce38"/>
                <table:table-cell/>
                <table:table-cell table:style-name="ce41" table:number-columns-repeated="2"/>
                <table:table-cell table:style-name="ce46"/>
                <table:table-cell table:style-name="ce41"/>
                <table:table-cell table:style-name="ce46" table:number-columns-repeated="4"/>
                <table:table-cell/>
                <table:table-cell table:style-name="ce41"/>
                <table:table-cell table:number-columns-repeated="992"/>
              </table:table-row>
              <table:table-row table:style-name="ro5">
                <table:table-cell table:style-name="ce6"/>
                <table:table-cell/>
                <table:table-cell table:style-name="ce12"/>
                <table:table-cell table:number-columns-repeated="4"/>
                <table:table-cell table:style-name="ce18" office:value-type="string">
                  <text:p>Total</text:p>
                </table:table-cell>
                <table:table-cell table:style-name="ce24" office:value-type="string">
                  <text:p><text:a xlink:href="python://round(get_total(get_invoice()),2)" xlink:type="simple">totalval</text:a></text:p>
                </table:table-cell>
                <table:table-cell table:style-name="ce27"/>
                <table:table-cell table:number-columns-repeated="10"/>
                <table:table-cell table:style-name="ce38"/>
                <table:table-cell/>
                <table:table-cell table:style-name="ce41" table:number-columns-repeated="2"/>
                <table:table-cell table:style-name="ce46" table:number-columns-repeated="6"/>
                <table:table-cell/>
                <table:table-cell table:style-name="ce41"/>
                <table:table-cell table:number-columns-repeated="992"/>
              </table:table-row>
              <table:table-row table:style-name="ro7">
                <table:table-cell table:style-name="ce7" table:number-columns-repeated="2"/>
                <table:table-cell table:style-name="ce13"/>
                <table:table-cell/>
                <table:table-cell table:style-name="ce7" table:number-columns-repeated="4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4"/>
                <table:table-cell table:style-name="ce14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4"/>
                <table:table-cell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4"/>
                <table:table-cell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 table:number-columns-repeated="6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 table:number-columns-repeated="6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13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2"/>
                <table:table-cell table:style-name="ce42"/>
                <table:table-cell table:style-name="ce44" table:number-columns-repeated="2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3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2"/>
                <table:table-cell table:style-name="ce42"/>
                <table:table-cell table:style-name="ce44" table:number-columns-repeated="2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4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3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/>
                <table:table-cell table:style-name="ce44" table:number-columns-repeated="4"/>
                <table:table-cell table:style-name="ce42" table:number-columns-repeated="2"/>
                <table:table-cell table:style-name="ce4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3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/>
                <table:table-cell table:style-name="ce44" table:number-columns-repeated="7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 table:number-columns-repeated="6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6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2"/>
                <table:table-cell table:style-name="ce42"/>
                <table:table-cell table:style-name="ce44" table:number-columns-repeated="2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3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 table:number-columns-repeated="6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 table:number-columns-repeated="6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4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9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5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3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3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/>
                <table:table-cell table:style-name="ce44" table:number-columns-repeated="7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 table:number-columns-repeated="6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3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2"/>
                <table:table-cell table:style-name="ce42"/>
                <table:table-cell table:style-name="ce44" table:number-columns-repeated="2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2"/>
                <table:table-cell table:style-name="ce42"/>
                <table:table-cell table:style-name="ce44" table:number-columns-repeated="2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 table:number-columns-repeated="6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3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 table:number-columns-repeated="6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 table:number-columns-repeated="6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 table:number-columns-repeated="6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3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 table:number-columns-repeated="6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2"/>
                <table:table-cell table:style-name="ce42"/>
                <table:table-cell table:style-name="ce44" table:number-columns-repeated="2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3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6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/>
                <table:table-cell table:style-name="ce44" table:number-columns-repeated="7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2"/>
                <table:table-cell table:style-name="ce42"/>
                <table:table-cell table:style-name="ce44" table:number-columns-repeated="2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3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 table:number-columns-repeated="6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3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 table:number-columns-repeated="6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 table:number-columns-repeated="6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 table:number-columns-repeated="6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2"/>
                <table:table-cell table:style-name="ce42"/>
                <table:table-cell table:style-name="ce44" table:number-columns-repeated="2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8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 table:number-columns-repeated="6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5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6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 table:number-columns-repeated="6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/>
                <table:table-cell table:style-name="ce44" table:number-columns-repeated="7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 table:number-columns-repeated="6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4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3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3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8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 table:number-columns-repeated="6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/>
                <table:table-cell table:style-name="ce44" table:number-columns-repeated="7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5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 table:number-columns-repeated="6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</table:table-row-group>
            <table:table-row table:style-name="ro7">
              <table:table-cell table:style-name="ce8" table:number-columns-repeated="8"/>
              <table:table-cell table:style-name="ce26" table:number-columns-repeated="2"/>
              <table:table-cell table:style-name="ce8" table:number-columns-repeated="3"/>
              <table:table-cell table:style-name="ce37"/>
              <table:table-cell table:style-name="ce8" table:number-columns-repeated="6"/>
              <table:table-cell table:style-name="ce40"/>
              <table:table-cell table:style-name="ce8"/>
              <table:table-cell table:style-name="ce43" table:number-columns-repeated="4"/>
              <table:table-cell table:style-name="ce45"/>
              <table:table-cell table:style-name="ce43" table:number-columns-repeated="2"/>
              <table:table-cell table:style-name="ce45"/>
              <table:table-cell table:style-name="ce8"/>
              <table:table-cell table:style-name="ce43"/>
              <table:table-cell table:style-name="ce8"/>
              <table:table-cell table:style-name="ce49" table:number-columns-repeated="989"/>
              <table:table-cell table:number-columns-repeated="2"/>
            </table:table-row>
          </table:table-row-group>
          <table:table-row table:style-name="ro7">
            <table:table-cell table:style-name="ce8" table:number-columns-repeated="8"/>
            <table:table-cell table:style-name="ce26" table:number-columns-repeated="2"/>
            <table:table-cell table:style-name="ce8" table:number-columns-repeated="3"/>
            <table:table-cell table:style-name="ce37"/>
            <table:table-cell table:style-name="ce8" table:number-columns-repeated="6"/>
            <table:table-cell table:style-name="ce40"/>
            <table:table-cell table:style-name="ce8"/>
            <table:table-cell table:style-name="ce43" table:number-columns-repeated="4"/>
            <table:table-cell table:style-name="ce45"/>
            <table:table-cell table:style-name="ce43" table:number-columns-repeated="2"/>
            <table:table-cell table:style-name="ce45"/>
            <table:table-cell table:style-name="ce8"/>
            <table:table-cell table:style-name="ce43"/>
            <table:table-cell table:style-name="ce8"/>
            <table:table-cell table:style-name="ce49" table:number-columns-repeated="989"/>
            <table:table-cell table:number-columns-repeated="2"/>
          </table:table-row>
          <table:table-row-group>
            <table:table-row-group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/>
                <table:table-cell table:style-name="ce44" table:number-columns-repeated="4"/>
                <table:table-cell table:style-name="ce42" table:number-columns-repeated="2"/>
                <table:table-cell table:style-name="ce4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/>
                <table:table-cell table:style-name="ce44" table:number-columns-repeated="7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/>
                <table:table-cell table:style-name="ce44" table:number-columns-repeated="4"/>
                <table:table-cell table:style-name="ce42" table:number-columns-repeated="2"/>
                <table:table-cell table:style-name="ce4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3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/>
                <table:table-cell table:style-name="ce44" table:number-columns-repeated="7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/>
                <table:table-cell table:style-name="ce44" table:number-columns-repeated="4"/>
                <table:table-cell table:style-name="ce42" table:number-columns-repeated="2"/>
                <table:table-cell table:style-name="ce4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</table:table-row-group>
            <table:table-row table:style-name="ro7">
              <table:table-cell table:style-name="ce8" table:number-columns-repeated="8"/>
              <table:table-cell table:style-name="ce26" table:number-columns-repeated="2"/>
              <table:table-cell table:style-name="ce8" table:number-columns-repeated="3"/>
              <table:table-cell table:style-name="ce37"/>
              <table:table-cell table:style-name="ce8" table:number-columns-repeated="6"/>
              <table:table-cell table:style-name="ce40"/>
              <table:table-cell table:style-name="ce8"/>
              <table:table-cell table:style-name="ce43"/>
              <table:table-cell table:style-name="ce45" table:number-columns-repeated="4"/>
              <table:table-cell table:style-name="ce43" table:number-columns-repeated="2"/>
              <table:table-cell table:style-name="ce45"/>
              <table:table-cell table:style-name="ce8"/>
              <table:table-cell table:style-name="ce43"/>
              <table:table-cell table:style-name="ce8"/>
              <table:table-cell table:style-name="ce49" table:number-columns-repeated="989"/>
              <table:table-cell table:number-columns-repeated="2"/>
            </table:table-row>
          </table:table-row-group>
          <table:table-row table:style-name="ro7">
            <table:table-cell table:style-name="ce8" table:number-columns-repeated="8"/>
            <table:table-cell table:style-name="ce26" table:number-columns-repeated="2"/>
            <table:table-cell table:style-name="ce8" table:number-columns-repeated="3"/>
            <table:table-cell table:style-name="ce37"/>
            <table:table-cell table:style-name="ce8" table:number-columns-repeated="6"/>
            <table:table-cell table:style-name="ce40"/>
            <table:table-cell table:style-name="ce8"/>
            <table:table-cell table:style-name="ce43"/>
            <table:table-cell table:style-name="ce45" table:number-columns-repeated="4"/>
            <table:table-cell table:style-name="ce43" table:number-columns-repeated="2"/>
            <table:table-cell table:style-name="ce45"/>
            <table:table-cell table:style-name="ce8"/>
            <table:table-cell table:style-name="ce43"/>
            <table:table-cell table:style-name="ce8"/>
            <table:table-cell table:style-name="ce49" table:number-columns-repeated="989"/>
            <table:table-cell table:number-columns-repeated="2"/>
          </table:table-row>
        </table:table-row-group>
        <table:table-row table:style-name="ro7">
          <table:table-cell table:style-name="ce8" table:number-columns-repeated="8"/>
          <table:table-cell table:style-name="ce26" table:number-columns-repeated="2"/>
          <table:table-cell table:style-name="ce8" table:number-columns-repeated="3"/>
          <table:table-cell table:style-name="ce37"/>
          <table:table-cell table:style-name="ce8" table:number-columns-repeated="6"/>
          <table:table-cell table:style-name="ce40"/>
          <table:table-cell table:style-name="ce8"/>
          <table:table-cell table:style-name="ce43" table:number-columns-repeated="4"/>
          <table:table-cell table:style-name="ce45"/>
          <table:table-cell table:style-name="ce43" table:number-columns-repeated="2"/>
          <table:table-cell table:style-name="ce45"/>
          <table:table-cell table:style-name="ce8"/>
          <table:table-cell table:style-name="ce43"/>
          <table:table-cell table:style-name="ce8"/>
          <table:table-cell table:style-name="ce49" table:number-columns-repeated="989"/>
          <table:table-cell table:number-columns-repeated="2"/>
        </table:table-row>
        <table:table-row table:style-name="ro7" table:number-rows-repeated="104825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WenQuanYi Micro Hei1" svg:font-family="'WenQuanYi Micro Hei'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71cm" style:rotation-align="none"/>
      <style:text-properties style:font-name="Arial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creator>Dev127 </dc:creator>
    <dc:date>2016-01-21T15:21:43</dc:date>
    <meta:editing-cycles>242</meta:editing-cycles>
    <meta:generator>LibreOffice/3.5$Linux_x86 LibreOffice_project/350m1$Build-2</meta:generator>
    <meta:editing-duration>PT13H31M</meta:editing-duration>
    <meta:document-statistic meta:table-count="1" meta:cell-count="38" meta:object-count="0"/>
    <meta:template xlink:type="simple" xlink:actuate="onRequest" xlink:title="Normal.dotm" xlink:href=""/>
  </office:meta>
</office:document-meta>
</file>